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38%"/>
    </style:style>
    <style:style style:name="P2" style:family="paragraph" style:parent-style-name="Standard">
      <style:paragraph-properties fo:line-height="138%" fo:text-align="center" style:justify-single-word="false"/>
    </style:style>
    <style:style style:name="P3" style:family="paragraph" style:parent-style-name="Standard">
      <style:text-properties fo:color="#4a86e8" fo:font-size="12pt" style:font-size-asian="12pt" style:font-size-complex="12pt"/>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2pt" style:font-size-asian="12pt" style:font-size-complex="12pt"/>
    </style:style>
    <style:style style:name="P6" style:family="paragraph" style:parent-style-name="Standard">
      <style:paragraph-properties fo:line-height="138%"/>
      <style:text-properties fo:font-size="12pt" style:font-size-asian="12pt" style:font-size-complex="12pt"/>
    </style:style>
    <style:style style:name="P7" style:family="paragraph" style:parent-style-name="Standard">
      <style:text-properties fo:font-size="12pt" fo:font-style="italic" style:font-size-asian="12pt" style:font-style-asian="italic" style:font-size-complex="12pt"/>
    </style:style>
    <style:style style:name="P8" style:family="paragraph" style:parent-style-name="Standard">
      <style:text-properties fo:color="#999999" fo:font-size="12pt" style:font-size-asian="12pt" style:font-size-complex="12pt"/>
    </style:style>
    <style:style style:name="P9" style:family="paragraph" style:parent-style-name="Standard">
      <style:text-properties fo:color="#e6b8af" fo:font-size="12pt" style:font-size-asian="12pt" style:font-size-complex="12pt"/>
    </style:style>
    <style:style style:name="P10" style:family="paragraph" style:parent-style-name="Standard">
      <style:paragraph-properties fo:line-height="138%"/>
      <style:text-properties fo:color="#e6b8af" fo:font-size="12pt" style:font-size-asian="12pt" style:font-size-complex="12pt"/>
    </style:style>
    <style:style style:name="P11" style:family="paragraph" style:parent-style-name="Standard">
      <style:paragraph-properties fo:line-height="138%"/>
      <style:text-properties fo:color="#cccccc" fo:font-size="12pt" style:font-size-asian="12pt" style:font-size-complex="12pt"/>
    </style:style>
    <style:style style:name="P12" style:family="paragraph" style:parent-style-name="Standard" style:master-page-name="Standard">
      <style:paragraph-properties fo:margin-left="0in" fo:margin-right="0in" fo:line-height="138%" fo:text-align="center" style:justify-single-word="false" fo:text-indent="0in" style:auto-text-indent="false" style:page-number="1"/>
    </style:style>
    <style:style style:name="P13" style:family="paragraph" style:parent-style-name="Standard">
      <style:paragraph-properties fo:margin-top="0.0555in" fo:margin-bottom="0in" loext:contextual-spacing="false" fo:line-height="120%"/>
    </style:style>
    <style:style style:name="P14" style:family="paragraph" style:parent-style-name="Standard">
      <style:paragraph-properties fo:margin-top="0.139in" fo:margin-bottom="0in" loext:contextual-spacing="false" fo:line-height="120%"/>
    </style:style>
    <style:style style:name="P15" style:family="paragraph" style:parent-style-name="Standard">
      <style:paragraph-properties fo:margin-left="0.25in" fo:margin-right="0in" fo:margin-top="0.0417in" fo:margin-bottom="0in" loext:contextual-spacing="false" fo:line-height="120%" fo:text-indent="0in" style:auto-text-indent="false"/>
    </style:style>
    <style:style style:name="P16" style:family="paragraph" style:parent-style-name="Standard">
      <style:paragraph-properties fo:margin-top="0.139in" fo:margin-bottom="0.0555in" loext:contextual-spacing="false" fo:line-height="120%"/>
    </style:style>
    <style:style style:name="P17" style:family="paragraph" style:parent-style-name="Standard" style:list-style-name="WWNum5">
      <style:paragraph-properties fo:margin-left="0.5in" fo:margin-right="0in" fo:line-height="138%" fo:text-indent="-0.25in" style:auto-text-indent="false"/>
    </style:style>
    <style:style style:name="P18" style:family="paragraph" style:parent-style-name="Standard" style:list-style-name="WWNum6">
      <style:paragraph-properties fo:margin-left="0.5in" fo:margin-right="0in" fo:line-height="138%" fo:text-indent="-0.25in" style:auto-text-indent="false"/>
    </style:style>
    <style:style style:name="P19" style:family="paragraph" style:parent-style-name="Standard" style:list-style-name="WWNum3">
      <style:paragraph-properties fo:margin-left="0.5in" fo:margin-right="0in" fo:line-height="138%" fo:text-indent="-0.25in" style:auto-text-indent="false"/>
    </style:style>
    <style:style style:name="P20" style:family="paragraph" style:parent-style-name="Standard" style:list-style-name="WWNum1">
      <style:paragraph-properties fo:margin-left="0.5in" fo:margin-right="0in" fo:line-height="138%" fo:text-indent="-0.25in" style:auto-text-indent="false"/>
    </style:style>
    <style:style style:name="P21" style:family="paragraph" style:parent-style-name="Standard" style:list-style-name="WWNum4">
      <style:paragraph-properties fo:margin-left="0.5in" fo:margin-right="0in" fo:line-height="138%" fo:text-indent="-0.25in" style:auto-text-indent="false"/>
    </style:style>
    <style:style style:name="P22" style:family="paragraph" style:parent-style-name="Standard" style:list-style-name="WWNum7">
      <style:paragraph-properties fo:margin-left="0.5in" fo:margin-right="0in" fo:line-height="138%" fo:text-indent="-0.25in" style:auto-text-indent="false"/>
    </style:style>
    <style:style style:name="P23" style:family="paragraph" style:parent-style-name="Standard" style:list-style-name="WWNum2">
      <style:paragraph-properties fo:margin-left="0.5in" fo:margin-right="0in" fo:line-height="138%" fo:text-indent="-0.25in" style:auto-text-indent="false"/>
    </style:style>
    <style:style style:name="P24" style:family="paragraph" style:parent-style-name="Standard">
      <style:paragraph-properties fo:margin-left="0.5in" fo:margin-right="0in" fo:line-height="138%" fo:text-indent="-0.25in" style:auto-text-indent="false"/>
      <style:text-properties fo:font-size="12pt" style:font-size-asian="12pt" style:font-size-complex="12pt"/>
    </style:style>
    <style:style style:name="P25" style:family="paragraph" style:parent-style-name="Standard">
      <style:paragraph-properties fo:margin-left="0.5in" fo:margin-right="0in" fo:line-height="138%" fo:text-indent="0in" style:auto-text-indent="false"/>
    </style:style>
    <style:style style:name="P26" style:family="paragraph" style:parent-style-name="Standard" style:list-style-name="WWNum4">
      <style:paragraph-properties fo:margin-left="1in" fo:margin-right="0in" fo:line-height="138%" fo:text-indent="-0.25in" style:auto-text-indent="false"/>
    </style:style>
    <style:style style:name="P27" style:family="paragraph" style:parent-style-name="Heading_20_2">
      <style:paragraph-properties fo:margin-top="0.25in" fo:margin-bottom="0.0555in" loext:contextual-spacing="false" fo:line-height="138%" fo:keep-together="auto" fo:keep-with-next="auto"/>
    </style:style>
    <style:style style:name="P28" style:family="paragraph" style:parent-style-name="Heading_20_1">
      <style:paragraph-properties fo:margin-top="0.3335in" fo:margin-bottom="0.0835in" loext:contextual-spacing="false" fo:line-height="138%" fo:keep-together="auto" fo:keep-with-next="auto"/>
      <style:text-properties fo:font-size="14pt" style:font-size-asian="14pt" style:font-size-complex="14pt"/>
    </style:style>
    <style:style style:name="P29" style:family="paragraph" style:parent-style-name="Heading_20_1">
      <style:paragraph-properties fo:margin-top="0.3335in" fo:margin-bottom="0.0835in" loext:contextual-spacing="false" fo:line-height="138%" fo:keep-together="auto" fo:keep-with-next="auto"/>
    </style:style>
    <style:style style:name="P30" style:family="paragraph">
      <loext:graphic-properties draw:fill="solid" draw:fill-color="#a0a0a0"/>
      <style:paragraph-properties fo:text-align="center"/>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4pt" style:font-size-asian="14pt" style:font-size-complex="14pt"/>
    </style:style>
    <style:style style:name="T6" style:family="text">
      <style:text-properties fo:color="#4a86e8" fo:font-size="12pt" style:font-size-asian="12pt" style:font-size-complex="12pt"/>
    </style:style>
    <style:style style:name="T7" style:family="text">
      <style:text-properties fo:color="#4a86e8" fo:font-size="14pt" style:font-size-asian="14pt" style:font-size-complex="14pt"/>
    </style:style>
    <style:style style:name="T8" style:family="text">
      <style:text-properties fo:color="#cc0000" fo:font-size="12pt" style:font-size-asian="12pt" style:font-size-complex="12pt"/>
    </style:style>
    <style:style style:name="T9" style:family="text">
      <style:text-properties fo:color="#b7b7b7" fo:font-size="12pt" style:font-size-asian="12pt" style:font-size-complex="12pt"/>
    </style:style>
    <style:style style:name="T10" style:family="text">
      <style:text-properties fo:color="#b7b7b7" fo:font-size="12pt" fo:font-weight="bold" style:font-size-asian="12pt" style:font-weight-asian="bold" style:font-size-complex="12pt"/>
    </style:style>
    <style:style style:name="T11" style:family="text">
      <style:text-properties fo:color="#e6b8af" fo:font-size="12pt" style:font-size-asian="12pt" style:font-size-complex="12pt"/>
    </style:style>
    <style:style style:name="T12" style:family="text">
      <style:text-properties fo:color="#999999" fo:font-size="12pt" style:font-size-asian="12pt" style:font-size-complex="12pt"/>
    </style:style>
    <style:style style:name="T13" style:family="text">
      <style:text-properties fo:color="#ea9999" fo:font-size="12pt" style:font-size-asian="12pt" style:font-size-complex="12pt"/>
    </style:style>
    <style:style style:name="T14" style:family="text">
      <style:text-properties fo:color="#cccccc" fo:font-size="12pt" fo:font-style="italic" fo:font-weight="bold" style:font-size-asian="12pt" style:font-style-asian="italic" style:font-weight-asian="bold" style:font-size-complex="12pt"/>
    </style:style>
    <style:style style:name="T15" style:family="text">
      <style:text-properties fo:color="#cccccc" fo:font-size="12pt" style:font-size-asian="12pt" style:font-size-complex="12pt"/>
    </style:style>
    <style:style style:name="T16" style:family="text">
      <style:text-properties fo:color="#cccccc" fo:font-size="12pt" fo:font-weight="bold" style:font-size-asian="12pt" style:font-weight-asian="bold" style:font-size-complex="12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text:s/>Engagement Plan</text:span></text:p>
      <text:p text:style-name="P2"><text:span text:style-name="T2"><text:s/></text:span><text:span text:style-name="T5">*CLIENT/FACILITY*</text:span><text:span text:style-name="T2"> </text:span><text:span text:style-name="T5"><text:s/>&amp; CI CoE Pilot</text:span></text:p>
      <text:p text:style-name="P2"><text:span text:style-name="T6">Draft Version 1.0</text:span></text:p>
      <text:p text:style-name="P2"><text:span text:style-name="T6">02/06/2019</text:span></text:p>
      <text:p text:style-name="P3"/>
      <text:p text:style-name="P2"><text:span text:style-name="T8">“For CI CoE Pilot Distribution to <text:s/>*CLIENT/FACILITY* Personnel Only”</text:span><draw:rect text:anchor-type="as-char" style:rel-width="100%" draw:z-index="0" draw:style-name="gr1" draw:text-style-name="P30" svg:width="0.0012in" svg:height="0.0213in"><text:p/></draw:rect></text:p>
      <text:p text:style-name="P1"><text:span text:style-name="T5">Table of Contents</text:span></text:p>
      <text:p text:style-name="P4"/>
      <text:p text:style-name="P13"><text:span text:style-name="T3">1 <text:s/>Engagement Purpose, Goals, and Objectives<text:tab/>2</text:span></text:p>
      <text:p text:style-name="P14"><text:span text:style-name="T3">2 <text:s/>Timeline<text:tab/>2</text:span></text:p>
      <text:p text:style-name="P14"><text:span text:style-name="T3">3 <text:s/>Resources<text:tab/>3</text:span></text:p>
      <text:p text:style-name="P15"><text:span text:style-name="T2">3.1 CI CoE Pilot <text:tab/>3</text:span></text:p>
      <text:p text:style-name="P15"><text:span text:style-name="T2">3.2 <text:s/>*CLIENT/FACILITY* <text:tab/>3</text:span></text:p>
      <text:p text:style-name="P14"><text:span text:style-name="T3">4 <text:s/>Engagement Risks and Mitigations<text:tab/>3</text:span></text:p>
      <text:p text:style-name="P14"><text:span text:style-name="T3">5 <text:s/>Metrics<text:tab/>4</text:span></text:p>
      <text:p text:style-name="P14"><text:span text:style-name="T3">6 <text:s/>Intellectual Merit, Broader Impacts, &amp; Recoverables<text:tab/>4</text:span></text:p>
      <text:p text:style-name="P16"><text:span text:style-name="T3">7 <text:s/>Version Log<text:tab/>4</text:span></text:p>
      <text:p text:style-name="P28"><text:bookmark text:name="_cn3scun2n545"/></text:p>
      <text:p text:style-name="P29"><text:bookmark text:name="_4dmg20jptfiy"/><text:span text:style-name="T5">1 <text:s/>Engagement Purpose, Goals, and Objectives</text:span></text:p>
      <text:p text:style-name="P1"><text:span text:style-name="T2">The *CLIENT/FACILITY* is a <text:s/>~Who is /~. <text:s/>*CLIENT/FACILITY* what does the client do~. </text:span></text:p>
      <text:p text:style-name="P6"/>
      <text:p text:style-name="P1"><text:span text:style-name="T2">The CI CoE Pilot (henceforth “Pilot”) has engaged with <text:s/>*CLIENT/FACILITY* to aid them in improving specific areas of their cyberinfrastructure (CI) and CI management processes. <text:s/>This Engagement Plan covers the thrust of that engagement aimed specifically at *CLIENT/FACILITY* ’s identity management needs.</text:span></text:p>
      <text:p text:style-name="P5"/>
      <text:p text:style-name="P1"><text:span text:style-name="T2">The primary goals and related objectives for this engagement are:</text:span></text:p>
      <text:p text:style-name="P5"/>
      <text:list xml:id="list2241166315" text:style-name="WWNum5">
        <text:list-item>
          <text:p text:style-name="P17"><text:soft-page-break/><text:span text:style-name="T9">~List goals ~</text:span></text:p>
        </text:list-item>
      </text:list>
      <text:p text:style-name="P24"/>
      <text:p text:style-name="P5"/>
      <text:p text:style-name="P1"><text:span text:style-name="T2">With these goals in mind, CI CoE Pilot is committed to working with the <text:s/>*CLIENT/FACILITY* staff on this effort on a weekly basis through *Date*. We will identify specific objectives and tasks at weekly meetings.</text:span></text:p>
      <text:p text:style-name="P29"><text:bookmark text:name="_jubadrw128cm"/><text:span text:style-name="T5">2 <text:s/>Timeline</text:span></text:p>
      <text:p text:style-name="P25"/>
      <text:list xml:id="list2846725265" text:style-name="WWNum6">
        <text:list-item>
          <text:p text:style-name="P18"><text:span text:style-name="T10">Feb 6th <text:s/>2019: </text:span><text:span text:style-name="T9">Detailed engagement objective and task setting; initiation of regular *CLIENT/FACILITY* -CI CoE Pilot meetings</text:span></text:p>
        </text:list-item>
      </text:list>
      <text:list xml:id="list1254330334" text:style-name="WWNum3">
        <text:list-item>
          <text:p text:style-name="P19"><text:span text:style-name="T10">May 31st 2019:</text:span><text:span text:style-name="T9"> CI CoE Pilot Completes <text:s/>Implementation of agreed ID management solution.</text:span></text:p>
        </text:list-item>
        <text:list-item>
          <text:p text:style-name="P19"><text:span text:style-name="T10">June3rd 2019</text:span><text:span text:style-name="T9">: CI CoE Pilot starts writing experience paper.</text:span></text:p>
        </text:list-item>
        <text:list-item>
          <text:p text:style-name="P19"><text:span text:style-name="T10">June 28th 2019:</text:span><text:span text:style-name="T9">CI CoE Pilot completes writing experience paper.</text:span></text:p>
        </text:list-item>
      </text:list>
      <text:p text:style-name="P25"><text:span text:style-name="T11">.</text:span></text:p>
      <text:p text:style-name="P29"><text:bookmark text:name="_f6ojleb918vg"/><text:span text:style-name="T7">3 <text:s/>Resources</text:span></text:p>
      <text:p text:style-name="P27"><text:bookmark text:name="_q3hm7jxlifn7"/><text:span text:style-name="T4">3.1 <text:s/>CI CoE Pilot </text:span></text:p>
      <text:p text:style-name="P1"><text:span text:style-name="T2">Engagement lead is ~nameA~ and engagement second ~nameB~.</text:span><text:span text:style-name="T12"> <text:s/>Identify other CI CoE Pilot engagement team members. <text:s/>Briefly describe expertise or roles. <text:s/>Describe allocated effort.</text:span></text:p>
      <text:p text:style-name="P8"/>
      <text:p text:style-name="P10"/>
      <text:p text:style-name="P10"/>
      <text:p text:style-name="P27"><text:bookmark text:name="_k28jrxscq7y8"/><text:span text:style-name="T4">3.2 <text:s/>*CLIENT/FACILITY* </text:span></text:p>
      <text:p text:style-name="P1"><text:span text:style-name="T13">Principal Research Scientist Christine Lackey is the primary contact, and lead on the data portal team at *CLIENT/FACILITY* . ~name~ **** is the Secondary projet Contact. ~name2~ **** is the Project implementation contact.</text:span></text:p>
      <text:p text:style-name="P1"><text:span text:style-name="T12">. <text:s/>Describe effort engagee will allocate to the engagement during the execution period</text:span></text:p>
      <text:p text:style-name="P10"/>
      <text:p text:style-name="P29"><text:bookmark text:name="_5jxtteeu0lme"/><text:span text:style-name="T5">4 <text:s/>Engagement Risks and Mitigations</text:span></text:p>
      <text:p text:style-name="Standard"/>
      <text:list xml:id="list941037981" text:style-name="WWNum1">
        <text:list-item>
          <text:p text:style-name="P20"><text:span text:style-name="T14">Changing timelines and priorities</text:span><text:span text:style-name="T15">: </text:span></text:p>
        </text:list-item>
      </text:list>
      <text:p text:style-name="P11"/>
      <text:list xml:id="list150152165232747" text:continue-numbering="true" text:style-name="WWNum1">
        <text:list-item>
          <text:p text:style-name="P20"><text:span text:style-name="T16">The need to address interoperability with current software and hardware requirements:</text:span><text:span text:style-name="T15"> </text:span></text:p>
        </text:list-item>
      </text:list>
      <text:p text:style-name="P11"><text:soft-page-break/></text:p>
      <text:list xml:id="list3511209613" text:style-name="WWNum4">
        <text:list-item>
          <text:p text:style-name="P21"><text:span text:style-name="T14">Information Security: <text:s/></text:span><text:span text:style-name="T15">This engagement may entail the communication of facts and opinions related to security for which precautions should be taken to avoid, e.g., inadvertent disclosure. <text:s/></text:span></text:p>
          <text:list>
            <text:list-item>
              <text:p text:style-name="P26"><text:span text:style-name="T14">Awareness and open exchange. <text:s/></text:span><text:span text:style-name="T15">CI CoE Pilot and <text:s/>*CLIENT/FACILITY* will have open, frank discussions around any concerns regarding information security as it pertains to this engagement, including the classification and marking of information considered appropriate only for limited distribution. </text:span></text:p>
            </text:list-item>
            <text:list-item>
              <text:p text:style-name="P26"><text:span text:style-name="T14">Secure communications</text:span><text:span text:style-name="T15">. <text:s/>CI CoE Pilot makes an effort to select usable communication channels appropriate to the sensitivity of the content of those communications. <text:s/></text:span></text:p>
            </text:list-item>
            <text:list-item>
              <text:p text:style-name="P26"><text:span text:style-name="T14">Secure information storage</text:span><text:span text:style-name="T15">. <text:s/>CI CoE Pilot uses Google Drive to store documents related to engagements as well as other CI CoE Pilot functions. CI CoE Pilot requires that staff accounts used to access CI CoE Pilot engagement documents use a strong, unique password and use Google 2-step verification. <text:s/>By default, all active CI CoE Pilot personnel who have complied with these requirements have access to engagement documents. Members of engaged projects with whom CI CoE Pilot shares materials via Google Drive are also strongly encouraged to use these practices. </text:span></text:p>
            </text:list-item>
          </text:list>
        </text:list-item>
      </text:list>
      <text:p text:style-name="P29"><text:bookmark text:name="_xfeqwrczrc9d"/><text:span text:style-name="T5">5 <text:s/>Metrics</text:span></text:p>
      <text:p text:style-name="P1"><text:span text:style-name="T2">We plan to monitor our progress during the engagement using these metrics:</text:span></text:p>
      <text:list xml:id="list305877472" text:style-name="WWNum7">
        <text:list-item>
          <text:p text:style-name="P22"><text:span text:style-name="T2">We will use the milestones outlined in the project timeline to determine project progress.</text:span></text:p>
        </text:list-item>
        <text:list-item>
          <text:p text:style-name="P22"><text:span text:style-name="T2">At the completion of the engagement execution phase, lessons learned activity will be conducted to identify areas of strength and areas of weakness in our engagement process, as well as recoverables from this engagement. <text:s/>The results of this activity will be used to refine future engagements as well as CI CoE Pilot processes and templates.</text:span></text:p>
        </text:list-item>
        <text:list-item>
          <text:p text:style-name="P22"><text:span text:style-name="T2">Six (6) months and one (1) year after the engagement ends CI CoE Pilot will ask <text:s/>*CLIENT/FACILITY* to evaluate the impact of the engagement.</text:span></text:p>
        </text:list-item>
        <text:list-item>
          <text:p text:style-name="P22"><text:span text:style-name="T2">Prior to the drafting of its yearly report to NSF, CI CoE Pilot give <text:s text:c="2"/>*CLIENT/FACILITY* the opportunity to contribute feedback on the engagement and its impact to that report.</text:span></text:p>
        </text:list-item>
      </text:list>
      <text:p text:style-name="P29"><text:bookmark text:name="_o7vhvaivbf1u"/><text:span text:style-name="T5">6 <text:s/>Intellectual Merit, Broader Impacts, &amp; Recoverables</text:span></text:p>
      <text:p text:style-name="P1"><text:span text:style-name="T2">Recoverables for future engagements are expected to include:</text:span></text:p>
      <text:list xml:id="list825537193" text:style-name="WWNum2">
        <text:list-item>
          <text:p text:style-name="P23"><text:span text:style-name="T2">Additional expertise and insights into the cybersecurity needs of the environmental research community.</text:span></text:p>
        </text:list-item>
        <text:list-item>
          <text:p text:style-name="P23"><text:span text:style-name="T2">Refinements to the CI CoE Pilot </text:span><text:span text:style-name="T4">Guide</text:span><text:span text:style-name="T2">, tools, and templates based upon experience from the engagement.</text:span></text:p>
        </text:list-item>
      </text:list>
      <text:p text:style-name="P29"><text:bookmark text:name="_moejurdxk5cr"/><text:span text:style-name="T5">7 <text:s/>Version Log</text:span></text:p>
      <text:p text:style-name="P1"><text:span text:style-name="T2">Ver001- 20190206</text:span></text:p>
      <text:p text:style-name="P9"/>
      <text:p text:style-name="Standard"><draw:rect text:anchor-type="as-char" style:rel-width="100%" draw:z-index="1" draw:style-name="gr1" draw:text-style-name="P30" svg:width="0.0012in" svg:height="0.0213in"><text:p/></draw:rect></text:p>
      <text:p text:style-name="Standard"/>
      <text:p text:style-name="P1"><text:span text:style-name="T4">This material is based in part on work supported by the National Science Foundation under Grant Number XXX-0000000 and XXX-0000000. Any opinions, findings, and conclusions or recommendations expressed in this material are those of the author(s) and do not necessarily reflect the views of the National Science Foundation.</text:span></text:p>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fo:font-weight="normal" style:font-weight-asian="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normal" style:font-weight-asian="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normal" style:font-weight-asian="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normal" style:font-weight-asian="normal"/>
    </style:style>
    <style:style style:name="ListLabel_20_29" style:display-name="ListLabel 29" style:family="text">
      <style:text-properties fo:font-size="12pt" style:text-underline-style="none" fo:font-weight="normal" style:font-weight-asian="normal"/>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normal" style:font-weight-asian="normal"/>
    </style:style>
    <style:style style:name="ListLabel_20_38" style:display-name="ListLabel 38" style:family="text">
      <style:text-properties style:text-underline-style="none" fo:font-weight="normal" style:font-weight-asian="normal"/>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fo:font-weight="normal" style:font-weight-asian="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fo:font-weight="normal" style:font-weight-asian="normal"/>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4" meta:word-count="750" meta:character-count="4897" meta:non-whitespace-character-count="4162"/>
    <meta:generator>LibreOfficeDev/6.0.5.2$Linux_X86_64 LibreOffice_project/</meta:generator>
  </office:meta>
</office:document-meta>
</file>